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draw:fill-color="#ffffff"/>
    </style:style>
    <style:style style:name="gr5" style:family="graphic" style:parent-style-name="standard">
      <style:graphic-properties draw:fill="solid" draw:fill-color="#ffff00" draw:textarea-vertical-align="middle" draw:auto-grow-height="false" fo:min-height="0.749cm" fo:min-width="0.499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>
      <style:graphic-properties draw:fill-color="#ffffff" fo:min-height="13.86cm"/>
    </style:style>
    <style:style style:name="pr3" style:family="presentation" style:parent-style-name="lyt-cool-notes" style:list-style-name="L8">
      <style:graphic-properties draw:fill-color="#ffffff" draw:auto-grow-height="true" fo:min-height="8.069cm"/>
    </style:style>
    <style:style style:name="pr4" style:family="presentation" style:parent-style-name="lyt-cool-outline1">
      <style:graphic-properties draw:fill-color="#ffffff" fo:min-height="13.86cm"/>
    </style:style>
    <style:style style:name="pr5" style:family="presentation" style:parent-style-name="lyt-cool-notes">
      <style:graphic-properties draw:fill-color="#ffffff" fo:min-height="7.818cm"/>
    </style:style>
    <style:style style:name="pr6" style:family="presentation" style:parent-style-name="lyt-cool-subtitle" style:list-style-name="L4">
      <style:graphic-properties draw:fill-color="#ffffff" draw:auto-grow-height="true" fo:min-height="13.231cm"/>
    </style:style>
    <style:style style:name="pr7" style:family="presentation" style:parent-style-name="lyt-cool-subtitle" style:list-style-name="L9">
      <style:graphic-properties draw:fill-color="#ffffff" draw:auto-grow-height="true" fo:min-height="13.231cm"/>
    </style:style>
    <style:style style:name="pr8" style:family="presentation" style:parent-style-name="lyt-cool-subtitle" style:list-style-name="L9">
      <style:graphic-properties draw:fill-color="#ffffff" draw:auto-grow-height="true" fo:min-height="13.231cm"/>
    </style:style>
    <style:style style:name="pr9" style:family="presentation" style:parent-style-name="lyt-cool-subtitle" style:list-style-name="L9">
      <style:graphic-properties draw:fill-color="#ffffff" draw:auto-grow-height="true" fo:min-height="13.231cm"/>
    </style:style>
    <style:style style:name="pr10" style:family="presentation" style:parent-style-name="lyt-cool-title">
      <style:graphic-properties draw:fill-color="#ffffff" fo:min-height="3.257cm"/>
    </style:style>
    <style:style style:name="pr11" style:family="presentation" style:parent-style-name="lyt-cool-subtitle" style:list-style-name="L10">
      <style:graphic-properties draw:fill-color="#ffffff" fo:min-height="12.98cm"/>
    </style:style>
    <style:style style:name="pr12" style:family="presentation" style:parent-style-name="lyt-cool-subtitle" style:list-style-name="L9">
      <style:graphic-properties draw:fill-color="#ffffff" draw:auto-grow-height="true" fo:min-height="13.231cm"/>
    </style:style>
    <style:style style:name="pr13" style:family="presentation" style:parent-style-name="lyt-cool-subtitle" style:list-style-name="L9">
      <style:graphic-properties draw:fill-color="#ffffff" draw:auto-grow-height="true" fo:min-height="13.231cm"/>
    </style:style>
    <style:style style:name="pr14" style:family="presentation" style:parent-style-name="lyt-cool-subtitle" style:list-style-name="L10">
      <style:graphic-properties draw:fill-color="#ffffff" fo:min-height="12.98cm"/>
    </style:style>
    <style:style style:name="pr15" style:family="presentation" style:parent-style-name="lyt-cool-subtitle" style:list-style-name="L10">
      <style:graphic-properties draw:fill-color="#ffffff" fo:min-height="12.98cm"/>
    </style:style>
    <style:style style:name="pr16" style:family="presentation" style:parent-style-name="lyt-cool-subtitle" style:list-style-name="L10">
      <style:graphic-properties draw:fill-color="#ffffff" fo:min-height="12.98cm"/>
    </style:style>
    <style:style style:name="pr17" style:family="presentation" style:parent-style-name="lyt-cool-subtitle">
      <style:graphic-properties draw:fill-color="#ffffff" fo:min-height="12.98cm"/>
    </style:style>
    <style:style style:name="pr18" style:family="presentation" style:parent-style-name="lyt-cool-subtitle">
      <style:graphic-properties draw:fill-color="#ffffff" draw:auto-grow-height="true" fo:min-height="13.2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align="center" fo:text-indent="-0.9cm"/>
    </style:style>
    <style:style style:name="P5" style:family="paragraph">
      <style:paragraph-properties fo:margin-left="6.274cm" fo:margin-right="0cm" fo:line-height="150%" fo:text-align="start" text:enable-numbering="true" fo:text-indent="-0.889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32pt"/>
    </style:style>
    <style:style style:name="P9" style:family="paragraph">
      <style:paragraph-properties fo:margin-left="1.2cm" fo:margin-right="0cm" fo:text-align="center" fo:text-indent="-0.6cm"/>
    </style:style>
    <style:style style:name="P10" style:family="paragraph">
      <style:paragraph-properties fo:margin-left="1.2cm" fo:margin-right="0cm" fo:text-align="center" fo:text-indent="-0.6cm"/>
      <style:text-properties fo:font-family="'Courier New'" style:font-family-generic="modern" style:font-pitch="fixed" fo:font-size="24pt"/>
    </style:style>
    <style:style style:name="P11" style:family="paragraph">
      <style:paragraph-properties fo:margin-left="1.2cm" fo:margin-right="0cm" fo:text-align="center" fo:text-indent="-0.6cm"/>
      <style:text-properties fo:font-family="'Courier New'" style:font-family-generic="modern" style:font-pitch="fixed"/>
    </style:style>
    <style:style style:name="P12" style:family="paragraph">
      <style:paragraph-properties fo:margin-left="0cm" fo:margin-right="0cm" fo:text-align="center" fo:text-indent="0cm">
        <style:tab-stops/>
      </style:paragraph-properties>
    </style:style>
    <style:style style:name="P13" style:family="paragraph">
      <style:paragraph-properties fo:margin-left="0cm" fo:margin-right="0cm" fo:text-align="start" fo:text-indent="0cm">
        <style:tab-stops/>
      </style:paragraph-properties>
    </style:style>
    <style:style style:name="P14" style:family="paragraph">
      <style:paragraph-properties fo:margin-left="0cm" fo:margin-right="0cm" fo:text-align="center" fo:text-indent="0cm">
        <style:tab-stops/>
      </style:paragraph-properties>
      <style:text-properties fo:font-family="'Courier New'" style:font-family-generic="modern" style:font-pitch="fixed" fo:font-size="18pt"/>
    </style:style>
    <style:style style:name="P15" style:family="paragraph">
      <style:paragraph-properties fo:margin-left="1.2cm" fo:margin-right="0cm" fo:text-align="center" fo:text-indent="-0.6cm">
        <style:tab-stops/>
      </style:paragraph-properties>
    </style:style>
    <style:style style:name="P16" style:family="paragraph">
      <style:paragraph-properties fo:margin-left="1.2cm" fo:margin-right="0cm" fo:text-align="start" fo:text-indent="-0.6cm">
        <style:tab-stops/>
      </style:paragraph-properties>
    </style:style>
    <style:style style:name="P17" style:family="paragraph">
      <style:paragraph-properties fo:margin-left="1.2cm" fo:margin-right="0cm" fo:text-align="center" fo:text-indent="-0.6cm">
        <style:tab-stops/>
      </style:paragraph-properties>
      <style:text-properties fo:font-family="'Courier New'" style:font-family-generic="modern" style:font-pitch="fixed" fo:font-size="18pt"/>
    </style:style>
    <style:style style:name="P18" style:family="paragraph">
      <style:paragraph-properties fo:margin-left="1.2cm" fo:margin-right="0cm" fo:text-indent="-0.6cm"/>
    </style:style>
    <style:style style:name="P19" style:family="paragraph">
      <style:paragraph-properties fo:margin-left="1.2cm" fo:margin-right="0cm" fo:text-align="start" fo:text-indent="-0.6cm"/>
    </style:style>
    <style:style style:name="P20" style:family="paragraph">
      <style:paragraph-properties fo:margin-left="0.6cm" fo:margin-right="0cm" fo:text-align="start" fo:text-indent="-0.6cm"/>
    </style:style>
    <style:style style:name="P21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4pt"/>
    </style:style>
    <style:style style:name="P22" style:family="paragraph">
      <style:paragraph-properties fo:margin-left="0.6cm" fo:margin-right="0cm" fo:text-align="center" fo:text-indent="-0.6cm"/>
    </style:style>
    <style:style style:name="P23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18pt"/>
    </style:style>
    <style:style style:name="P24" style:family="paragraph">
      <style:paragraph-properties fo:margin-left="0.6cm" fo:margin-right="0cm" fo:text-indent="-0.6cm"/>
      <style:text-properties fo:font-family="'Courier New'" style:font-family-generic="modern" style:font-pitch="fixed"/>
    </style:style>
    <style:style style:name="P25" style:family="paragraph">
      <style:paragraph-properties fo:margin-left="0.6cm" fo:margin-right="0cm" fo:text-indent="-0.6cm"/>
      <style:text-properties fo:font-size="26pt"/>
    </style:style>
    <style:style style:name="T1" style:family="text">
      <style:text-properties fo:font-size="32pt"/>
    </style:style>
    <style:style style:name="T2" style:family="text">
      <style:text-properties fo:font-family="'Courier New'" style:font-family-generic="modern" style:font-pitch="fixed" fo:font-size="24pt"/>
    </style:style>
    <style:style style:name="T3" style:family="text">
      <style:text-properties fo:font-family="'Courier New'" style:font-family-generic="modern" style:font-pitch="fixed" fo:font-weight="bold"/>
    </style:style>
    <style:style style:name="T4" style:family="text">
      <style:text-properties fo:font-family="'Courier New'" style:font-family-generic="modern" style:font-pitch="fixed" fo:font-style="italic" fo:font-weight="bold"/>
    </style:style>
    <style:style style:name="T5" style:family="text">
      <style:text-properties fo:font-weight="bold"/>
    </style:style>
    <style:style style:name="T6" style:family="text">
      <style:text-properties fo:font-family="'Courier New'" style:font-family-generic="modern" style:font-pitch="fixe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family="Thorndale" fo:font-size="28pt"/>
    </style:style>
    <style:style style:name="T9" style:family="text">
      <style:text-properties fo:font-family="'Courier New'" style:font-family-generic="modern" style:font-pitch="fixed" fo:font-size="28pt"/>
    </style:style>
    <style:style style:name="T10" style:family="text">
      <style:text-properties fo:font-family="'Courier New'" style:font-family-generic="modern" style:font-pitch="fixed" fo:font-size="18pt"/>
    </style:style>
    <style:style style:name="T11" style:family="text">
      <style:text-properties style:text-underline-style="solid" style:text-underline-width="auto" style:text-underline-color="font-color" fo:font-weight="bold"/>
    </style:style>
    <style:style style:name="T12" style:family="text">
      <style:text-properties fo:font-family="'Courier New'" style:font-family-generic="modern" style:font-pitch="fixed" style:text-underline-style="solid" style:text-underline-width="auto" style:text-underline-color="font-color"/>
    </style:style>
    <style:style style:name="T13" style:family="text">
      <style:text-properties fo:font-style="normal" style:text-underline-style="solid" style:text-underline-width="auto" style:text-underline-color="font-color"/>
    </style:style>
    <style:style style:name="T14" style:family="text">
      <style:text-properties fo:font-style="normal" style:text-underline-style="none"/>
    </style:style>
    <style:style style:name="T15" style:family="text">
      <style:text-properties fo:font-family="'Courier New'" style:font-family-generic="modern" style:font-pitch="fixed" fo:font-size="16pt"/>
    </style:style>
    <style:style style:name="T16" style:family="text">
      <style:text-properties fo:color="#008000" fo:font-family="'Courier New'" style:font-family-generic="modern" style:font-pitch="fixed" fo:font-size="16pt"/>
    </style:style>
    <style:style style:name="T17" style:family="text">
      <style:text-properties fo:color="#800000" fo:font-family="'Courier New'" style:font-family-generic="modern" style:font-pitch="fixed" fo:font-size="16pt"/>
    </style:style>
    <style:style style:name="T18" style:family="text">
      <style:text-properties fo:font-family="Thorndale" fo:font-size="26pt"/>
    </style:style>
    <style:style style:name="T19" style:family="text">
      <style:text-properties fo:font-size="26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✔">
        <style:list-level-properties text:space-before="5.385cm" text:min-label-width="0.889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fsdafasfasfs</presentation:footer-decl>
      <draw:page draw:name="page1" draw:style-name="dp1" draw:master-page-name="lyt-cool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Introduction to pysqlite</text:p>
          </draw:text-box>
        </draw:frame>
        <draw:frame presentation:style-name="pr2" draw:layer="layout" svg:width="23.912cm" svg:height="13.86cm" svg:x="2.058cm" svg:y="5.524cm" presentation:class="subtitle" presentation:user-transformed="true">
          <draw:text-box>
            <text:p text:style-name="P2">A crash course to accessing SQLite from within your Python programs.</text:p>
            <text:p text:style-name="P2"/>
            <text:p text:style-name="P2">Based on pysqlite 2.0.</text:p>
          </draw:text-box>
        </draw:frame>
        <presentation:notes draw:style-name="dp2">
          <draw:page-thumbnail draw:style-name="gr1" draw:layer="layout" svg:width="18.275cm" svg:height="7.269cm" svg:x="4.862cm" svg:y="2.017cm" draw:page-number="1" presentation:class="page"/>
          <draw:frame presentation:style-name="pr3" draw:text-style-name="P2" draw:layer="layout" svg:width="19.357cm" svg:height="8.069cm" svg:x="4.332cm" svg:y="9.99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SQLite basics</text:p>
          </draw:text-box>
        </draw:frame>
        <draw:frame presentation:style-name="pr4" draw:layer="layout" svg:width="23.97cm" svg:height="13.86cm" svg:x="3cm" svg:y="10.5cm" presentation:class="outline" presentation:user-transformed="true">
          <draw:text-box>
            <text:list text:style-name="L3">
              <text:list-item>
                <text:p text:style-name="P3">SQLite is embedded, there is no server</text:p>
              </text:list-item>
            </text:list>
            <text:list text:style-name="L3">
              <text:list-item>
                <text:p text:style-name="P3">Each SQLite database is stored in one file</text:p>
              </text:list-item>
            </text:list>
            <text:list text:style-name="L3">
              <text:list-item>
                <text:p text:style-name="P3">SQLite supports in-memory databases, too</text:p>
              </text:list-item>
            </text:list>
          </draw:text-box>
        </draw:frame>
        <presentation:notes draw:style-name="dp2">
          <draw:page-thumbnail draw:style-name="gr1" draw:layer="layout" svg:width="18.275cm" svg:height="7.269cm" svg:x="4.862cm" svg:y="2.017cm" draw:page-number="2" presentation:class="page"/>
          <draw:frame presentation:style-name="pr5" draw:text-style-name="P1" draw:layer="layout" svg:width="19.357cm" svg:height="7.818cm" svg:x="4.332cm" svg:y="9.99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SQLite basics (2)</text:p>
          </draw:text-box>
        </draw:frame>
        <draw:frame presentation:style-name="pr6" draw:text-style-name="P4" draw:layer="layout" svg:width="23.912cm" svg:height="13.231cm" svg:x="2.058cm" svg:y="5.838cm" presentation:class="subtitle">
          <draw:text-box>
            <text:list text:style-name="L4">
              <text:list-item>
                <text:list>
                  <text:list-item>
                    <text:p text:style-name="P4">SQLite supports the following typ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TEX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INTEGE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FLOA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BLOB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NU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275cm" svg:height="7.269cm" svg:x="4.862cm" svg:y="2.017cm" draw:page-number="3" presentation:class="page"/>
          <draw:frame presentation:style-name="pr5" draw:text-style-name="P1" draw:layer="layout" svg:width="19.357cm" svg:height="7.818cm" svg:x="4.332cm" svg:y="9.99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SQLite basics (3)</text:p>
          </draw:text-box>
        </draw:frame>
        <draw:rect draw:style-name="gr2" draw:text-style-name="P6" draw:id="id7" draw:layer="layout" svg:width="6.196cm" svg:height="1.7cm" svg:x="3.5cm" svg:y="11.7cm">
          <text:p text:style-name="P6">INTEGER</text:p>
        </draw:rect>
        <draw:rect draw:style-name="gr2" draw:text-style-name="P6" draw:id="id9" draw:layer="layout" svg:width="6.196cm" svg:height="1.7cm" svg:x="3.5cm" svg:y="10cm">
          <text:p text:style-name="P6">TEXT</text:p>
        </draw:rect>
        <draw:rect draw:style-name="gr2" draw:text-style-name="P6" draw:id="id5" draw:layer="layout" svg:width="6.196cm" svg:height="1.7cm" svg:x="3.5cm" svg:y="13.4cm">
          <text:p text:style-name="P6">FLOAT</text:p>
        </draw:rect>
        <draw:rect draw:style-name="gr2" draw:text-style-name="P6" draw:id="id3" draw:layer="layout" svg:width="6.196cm" svg:height="1.7cm" svg:x="3.5cm" svg:y="15.1cm">
          <text:p text:style-name="P6">BLOB</text:p>
        </draw:rect>
        <draw:rect draw:style-name="gr2" draw:text-style-name="P6" draw:id="id1" draw:layer="layout" svg:width="6.196cm" svg:height="1.7cm" svg:x="3.5cm" svg:y="16.8cm">
          <text:p text:style-name="P6">NULL</text:p>
        </draw:rect>
        <draw:rect draw:style-name="gr2" draw:text-style-name="P6" draw:id="id8" draw:layer="layout" svg:width="6.196cm" svg:height="1.7cm" svg:x="19cm" svg:y="11.7cm">
          <text:p text:style-name="P6">int</text:p>
        </draw:rect>
        <draw:rect draw:style-name="gr2" draw:text-style-name="P6" draw:id="id10" draw:layer="layout" svg:width="6.196cm" svg:height="1.7cm" svg:x="19cm" svg:y="10cm">
          <text:p text:style-name="P6">unicode</text:p>
        </draw:rect>
        <draw:rect draw:style-name="gr2" draw:text-style-name="P6" draw:id="id6" draw:layer="layout" svg:width="6.196cm" svg:height="1.7cm" svg:x="19cm" svg:y="13.4cm">
          <text:p text:style-name="P6">float</text:p>
        </draw:rect>
        <draw:rect draw:style-name="gr2" draw:text-style-name="P6" draw:id="id4" draw:layer="layout" svg:width="6.196cm" svg:height="1.7cm" svg:x="19cm" svg:y="15.1cm">
          <text:p text:style-name="P6">buffer</text:p>
        </draw:rect>
        <draw:rect draw:style-name="gr2" draw:text-style-name="P6" draw:id="id2" draw:layer="layout" svg:width="6.196cm" svg:height="1.7cm" svg:x="19cm" svg:y="16.8cm">
          <text:p text:style-name="P6">None</text:p>
        </draw:rect>
        <draw:connector draw:style-name="gr3" draw:text-style-name="P7" draw:layer="layout" svg:x1="9.696cm" svg:y1="17.65cm" svg:x2="19cm" svg:y2="17.65cm" draw:start-shape="id1" draw:start-glue-point="1" draw:end-shape="id2" draw:end-glue-point="3">
          <text:p text:style-name="P1"/>
        </draw:connector>
        <draw:connector draw:style-name="gr3" draw:text-style-name="P7" draw:layer="layout" svg:x1="9.696cm" svg:y1="15.95cm" svg:x2="19cm" svg:y2="15.95cm" draw:start-shape="id3" draw:start-glue-point="1" draw:end-shape="id4" draw:end-glue-point="3">
          <text:p text:style-name="P1"/>
        </draw:connector>
        <draw:connector draw:style-name="gr3" draw:text-style-name="P7" draw:layer="layout" svg:x1="9.696cm" svg:y1="14.25cm" svg:x2="19cm" svg:y2="14.25cm" draw:start-shape="id5" draw:start-glue-point="1" draw:end-shape="id6" draw:end-glue-point="3">
          <text:p text:style-name="P1"/>
        </draw:connector>
        <draw:connector draw:style-name="gr3" draw:text-style-name="P7" draw:layer="layout" svg:x1="9.696cm" svg:y1="12.55cm" svg:x2="19cm" svg:y2="12.55cm" draw:start-shape="id7" draw:start-glue-point="1" draw:end-shape="id8" draw:end-glue-point="3">
          <text:p text:style-name="P1"/>
        </draw:connector>
        <draw:connector draw:style-name="gr3" draw:text-style-name="P7" draw:layer="layout" svg:x1="9.696cm" svg:y1="10.85cm" svg:x2="19cm" svg:y2="10.85cm" draw:start-shape="id9" draw:start-glue-point="1" draw:end-shape="id10" draw:end-glue-point="3">
          <text:p text:style-name="P1"/>
        </draw:connector>
        <draw:frame draw:style-name="gr4" draw:text-style-name="P8" draw:layer="layout" svg:width="21.5cm" svg:height="1.517cm" svg:x="3.5cm" svg:y="6.483cm">
          <draw:text-box>
            <text:p text:style-name="P1"><text:span text:style-name="T1">Type conversions from SQLite to Python</text:span></text:p>
          </draw:text-box>
        </draw:frame>
        <presentation:notes draw:style-name="dp2">
          <draw:page-thumbnail draw:style-name="gr1" draw:layer="layout" svg:width="18.275cm" svg:height="7.269cm" svg:x="4.862cm" svg:y="2.017cm" draw:page-number="4" presentation:class="page"/>
          <draw:frame presentation:style-name="pr5" draw:text-style-name="P1" draw:layer="layout" svg:width="19.357cm" svg:height="7.818cm" svg:x="4.332cm" svg:y="9.99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Import the module</text:p>
          </draw:text-box>
        </draw:frame>
        <draw:frame presentation:style-name="pr7" draw:text-style-name="P10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9"><text:span text:style-name="T2">from pysqlite2 import dbapi2 as sql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275cm" svg:height="7.269cm" svg:x="4.862cm" svg:y="2.017cm" draw:page-number="5" presentation:class="page"/>
          <draw:frame presentation:style-name="pr5" draw:text-style-name="P1" draw:layer="layout" svg:width="19.357cm" svg:height="7.818cm" svg:x="4.332cm" svg:y="9.99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Open a connection</text:p>
          </draw:text-box>
        </draw:frame>
        <draw:frame presentation:style-name="pr8" draw:text-style-name="P9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9"><text:span text:style-name="T3">con = sqlite.connect(</text:span><text:span text:style-name="T4">“mydb.db”</text:span><text:span text:style-name="T3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f the file does not exist, an empy database is creat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">con = sqlite.connect(</text:span><text:span text:style-name="T4">“:memory:”</text:span><text:span text:style-name="T3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n-memory databases are always empty when crea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275cm" svg:height="7.269cm" svg:x="4.862cm" svg:y="2.017cm" draw:page-number="6" presentation:class="page"/>
          <draw:frame presentation:style-name="pr5" draw:text-style-name="P1" draw:layer="layout" svg:width="19.357cm" svg:height="7.818cm" svg:x="4.332cm" svg:y="9.99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Create a cursor</text:p>
          </draw:text-box>
        </draw:frame>
        <draw:frame presentation:style-name="pr9" draw:text-style-name="P1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9"><text:span text:style-name="T6">cur = con.cursor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275cm" svg:height="7.269cm" svg:x="4.862cm" svg:y="2.017cm" draw:page-number="7" presentation:class="page"/>
          <draw:frame presentation:style-name="pr5" draw:text-style-name="P1" draw:layer="layout" svg:width="19.357cm" svg:height="7.818cm" svg:x="4.332cm" svg:y="9.99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draw:frame presentation:style-name="pr10" draw:text-style-name="P1" draw:layer="layout" svg:width="23.912cm" svg:height="3.473cm" svg:x="2.058cm" svg:y="1.56cm" presentation:class="title" presentation:user-transformed="true">
          <draw:text-box>
            <text:p text:style-name="P1">Execute a query<text:line-break/>... and fetch <text:span text:style-name="T7">one</text:span> row</text:p>
          </draw:text-box>
        </draw:frame>
        <draw:frame presentation:style-name="pr11" draw:text-style-name="P14" draw:layer="layout" svg:width="23.912cm" svg:height="12.98cm" svg:x="2.058cm" svg:y="5.963cm" presentation:class="subtitle" presentation:user-transformed="true">
          <draw:text-box>
            <text:list text:style-name="L7">
              <text:list-item>
                <text:list>
                  <text:list-item>
                    <text:p text:style-name="P12"><text:span text:style-name="T8">Returned rows are tuples!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9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0">cur.execute(“select firstname, lastname from person”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0">row = cur.fetchone(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0">if row is None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0"><text:s text:c="4"/></text:span><text:span text:style-name="T10"># Error, no resul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0">else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0"><text:s text:c="4"/></text:span><text:span text:style-name="T10">firstname, lastname = row[0], row[1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275cm" svg:height="7.269cm" svg:x="4.862cm" svg:y="2.017cm" draw:page-number="8" presentation:class="page"/>
          <draw:frame presentation:style-name="pr5" draw:text-style-name="P1" draw:layer="layout" svg:width="19.357cm" svg:height="7.818cm" svg:x="4.332cm" svg:y="9.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cool" presentation:presentation-page-layout-name="AL1T0" presentation:use-footer-name="ftr1">
        <draw:frame presentation:style-name="pr10" draw:text-style-name="P1" draw:layer="layout" svg:width="23.912cm" svg:height="3.473cm" svg:x="2.058cm" svg:y="1.56cm" presentation:class="title" presentation:user-transformed="true">
          <draw:text-box>
            <text:p text:style-name="P1">Execute a query<text:line-break/>... and process <text:span text:style-name="T11">all</text:span> rows</text:p>
          </draw:text-box>
        </draw:frame>
        <draw:frame presentation:style-name="pr12" draw:text-style-name="P17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5"><text:span text:style-name="T8">The cursor is iterable, just loop over the cursor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0">cur.execute(“select firstname, lastname from person”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0">for row in cur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0"><text:s text:c="4"/></text:span><text:span text:style-name="T10">print “firstname: %s, lastname: %s” % (row[0], row[1]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275cm" svg:height="7.269cm" svg:x="4.862cm" svg:y="2.017cm" draw:page-number="9" presentation:class="page"/>
          <draw:frame presentation:style-name="pr5" draw:text-style-name="P1" draw:layer="layout" svg:width="19.357cm" svg:height="7.818cm" svg:x="4.332cm" svg:y="9.99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Queries with parameters (1)</text:p>
          </draw:text-box>
        </draw:frame>
        <draw:frame presentation:style-name="pr13" draw:text-style-name="P9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9"><text:span text:style-name="T6">cur.execute(</text:span><text:span text:style-name="T12">SQL</text:span><text:span text:style-name="T6">, </text:span><text:span text:style-name="T12">parameters</text:span><text:span text:style-name="T6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7">SQL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ython string, must be encoded in UTF-8 if it contains non-ASCII characters. Or: Unicode string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Parameters: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4">Sequence (list, tuple, ...) or mapping (dict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275cm" svg:height="7.269cm" svg:x="4.862cm" svg:y="2.017cm" draw:page-number="10" presentation:class="page"/>
          <draw:frame presentation:style-name="pr5" draw:text-style-name="P1" draw:layer="layout" svg:width="19.357cm" svg:height="7.818cm" svg:x="4.332cm" svg:y="9.99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>
        <draw:frame presentation:style-name="pr10" draw:text-style-name="P1" draw:layer="layout" svg:width="23.912cm" svg:height="3.257cm" svg:x="2.058cm" svg:y="1.668cm" presentation:class="title" presentation:user-transformed="true">
          <draw:text-box>
            <text:p text:style-name="P1">Queries with parameters (2)</text:p>
          </draw:text-box>
        </draw:frame>
        <draw:frame presentation:style-name="pr14" draw:text-style-name="P6" draw:layer="layout" svg:width="23.912cm" svg:height="12.98cm" svg:x="2.058cm" svg:y="5.9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8">Use ? as placehold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a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use a sequence for the parameter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5">cur.execute(“”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5"><text:tab/></text:span><text:span text:style-name="T15">insert into person(firstname, lastnam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5"><text:s text:c="6"/></text:span><text:span text:style-name="T15">values (</text:span><text:span text:style-name="T16">?</text:span><text:span text:style-name="T15">, </text:span><text:span text:style-name="T17">?</text:span><text:span text:style-name="T15">)”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5"><text:s text:c="2"/></text:span><text:span text:style-name="T15">(</text:span><text:span text:style-name="T16">“Gerhard”</text:span><text:span text:style-name="T15">, </text:span><text:span text:style-name="T17">“Haering”</text:span><text:span text:style-name="T15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275cm" svg:height="7.269cm" svg:x="4.862cm" svg:y="2.017cm" draw:page-number="11" presentation:class="page"/>
          <draw:frame presentation:style-name="pr5" draw:text-style-name="P1" draw:layer="layout" svg:width="19.357cm" svg:height="7.818cm" svg:x="4.332cm" svg:y="9.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cool" presentation:presentation-page-layout-name="AL1T0">
        <draw:frame presentation:style-name="pr10" draw:text-style-name="P1" draw:layer="layout" svg:width="23.912cm" svg:height="3.257cm" svg:x="2.058cm" svg:y="1.668cm" presentation:class="title" presentation:user-transformed="true">
          <draw:text-box>
            <text:p text:style-name="P1">Queries with parameters (3)</text:p>
          </draw:text-box>
        </draw:frame>
        <draw:frame presentation:style-name="pr15" draw:text-style-name="P6" draw:layer="layout" svg:width="23.912cm" svg:height="12.98cm" svg:x="2.058cm" svg:y="5.9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8">Use :name as placehold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a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use a mapping for the parameter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5">item = {“</text:span><text:span text:style-name="T16">firstname</text:span><text:span text:style-name="T15">”: “Gerhard”, “</text:span><text:span text:style-name="T17">lastname</text:span><text:span text:style-name="T15">”: “Haering”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5">cur.execute(“”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5"><text:tab/></text:span><text:span text:style-name="T15">insert into person(firstname, lastnam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5"><text:s text:c="6"/></text:span><text:span text:style-name="T15">values (</text:span><text:span text:style-name="T16">:firstname</text:span><text:span text:style-name="T15">, </text:span><text:span text:style-name="T17">:lastname</text:span><text:span text:style-name="T15">)”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5"><text:s text:c="2"/></text:span><text:span text:style-name="T15">ite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275cm" svg:height="7.269cm" svg:x="4.862cm" svg:y="2.017cm" draw:page-number="12" presentation:class="page"/>
          <draw:frame presentation:style-name="pr5" draw:text-style-name="P1" draw:layer="layout" svg:width="19.357cm" svg:height="7.818cm" svg:x="4.332cm" svg:y="9.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cool" presentation:presentation-page-layout-name="AL1T0">
        <draw:frame presentation:style-name="pr10" draw:text-style-name="P1" draw:layer="layout" svg:width="23.912cm" svg:height="3.257cm" svg:x="2.058cm" svg:y="1.668cm" presentation:class="title" presentation:user-transformed="true">
          <draw:text-box>
            <text:p text:style-name="P1">Queries with parameters (4)</text:p>
          </draw:text-box>
        </draw:frame>
        <draw:frame presentation:style-name="pr16" draw:text-style-name="P6" draw:layer="layout" svg:width="23.912cm" svg:height="12.98cm" svg:x="2.058cm" svg:y="5.9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8">Neat hack - use the fact that locals() is a mapping, too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6">firstname</text:span><text:span text:style-name="T15"> = “Gerhard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lastname</text:span><text:span text:style-name="T15"> = “Haering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5">cur.execute(“”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5"><text:tab/></text:span><text:span text:style-name="T15">insert into person(firstname, lastnam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5"><text:s text:c="6"/></text:span><text:span text:style-name="T15">values (</text:span><text:span text:style-name="T16">:firstname</text:span><text:span text:style-name="T15">, </text:span><text:span text:style-name="T17">:lastname</text:span><text:span text:style-name="T15">)”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5"><text:s text:c="2"/></text:span><text:span text:style-name="T15">locals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275cm" svg:height="7.269cm" svg:x="4.862cm" svg:y="2.017cm" draw:page-number="13" presentation:class="page"/>
          <draw:frame presentation:style-name="pr5" draw:text-style-name="P1" draw:layer="layout" svg:width="19.357cm" svg:height="7.818cm" svg:x="4.332cm" svg:y="9.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Oops? Where's my data???</text:p>
          </draw:text-box>
        </draw:frame>
        <draw:frame presentation:style-name="pr17" draw:text-style-name="P2" draw:layer="layout" svg:width="19.412cm" svg:height="12.98cm" svg:x="7.588cm" svg:y="6cm" presentation:class="subtitle" presentation:user-transformed="true">
          <draw:text-box>
            <text:p text:style-name="P2">pysqlite uses transactions so that your database is always in a consistent state.</text:p>
            <text:p text:style-name="P2"/>
            <text:p text:style-name="P2">To make changes permanent you must commit the changes!</text:p>
          </draw:text-box>
        </draw:frame>
        <draw:custom-shape draw:style-name="gr5" draw:text-style-name="P7" draw:layer="layout" svg:width="3cm" svg:height="5.5cm" svg:x="3.5cm" svg:y="11cm">
          <text:p text:style-name="P1"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8.275cm" svg:height="7.269cm" svg:x="4.862cm" svg:y="2.017cm" draw:page-number="14" presentation:class="page"/>
          <draw:frame presentation:style-name="pr5" draw:text-style-name="P1" draw:layer="layout" svg:width="19.357cm" svg:height="7.818cm" svg:x="4.332cm" svg:y="9.99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Committing changes</text:p>
          </draw:text-box>
        </draw:frame>
        <draw:frame presentation:style-name="pr18" draw:text-style-name="P21" draw:layer="layout" svg:width="23.912cm" svg:height="13.231cm" svg:x="2.058cm" svg:y="5.838cm" presentation:class="subtitle">
          <draw:text-box>
            <text:p text:style-name="P20"><text:span text:style-name="T2">cur = con.cursor()</text:span></text:p>
            <text:p text:style-name="P20"><text:span text:style-name="T2">cur.execute(“insert into table1 ...”)</text:span></text:p>
            <text:p text:style-name="P20"><text:span text:style-name="T2">cur.execute(“insert into table2 ...”)</text:span></text:p>
            <text:p text:style-name="P20"><text:span text:style-name="T2">con.commit()</text:span></text:p>
            <text:p text:style-name="P20"><text:span text:style-name="T2"/></text:p>
            <text:p text:style-name="P20"><text:span text:style-name="T2"/></text:p>
            <text:p text:style-name="P20"><text:span text:style-name="T2"/></text:p>
            <text:p text:style-name="P20"><text:span text:style-name="T18">After database modifications that belong together logically, commit your changes so that this consistent state is stored permanently.</text:span></text:p>
          </draw:text-box>
        </draw:frame>
        <presentation:notes draw:style-name="dp2">
          <draw:page-thumbnail draw:style-name="gr1" draw:layer="layout" svg:width="18.275cm" svg:height="7.269cm" svg:x="4.862cm" svg:y="2.017cm" draw:page-number="15" presentation:class="page"/>
          <draw:frame presentation:style-name="pr5" draw:text-style-name="P1" draw:layer="layout" svg:width="19.357cm" svg:height="7.818cm" svg:x="4.332cm" svg:y="9.99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Roll back changes</text:p>
          </draw:text-box>
        </draw:frame>
        <draw:frame presentation:style-name="pr18" draw:text-style-name="P23" draw:layer="layout" svg:width="23.912cm" svg:height="13.231cm" svg:x="2.058cm" svg:y="5.838cm" presentation:class="subtitle">
          <draw:text-box>
            <text:p text:style-name="P20"><text:span text:style-name="T10">cur = con.cursor()</text:span></text:p>
            <text:p text:style-name="P20"><text:span text:style-name="T10">try:</text:span></text:p>
            <text:p text:style-name="P20"><text:span text:style-name="T10"><text:s text:c="4"/></text:span><text:span text:style-name="T10">cur.execute(“delete from ...”)</text:span></text:p>
            <text:p text:style-name="P20"><text:span text:style-name="T10"><text:s text:c="4"/></text:span><text:span text:style-name="T10">cur.execute(“delete from ...”)</text:span></text:p>
            <text:p text:style-name="P20"><text:span text:style-name="T10"><text:s text:c="4"/></text:span><text:span text:style-name="T10">con.commit()</text:span></text:p>
            <text:p text:style-name="P20"><text:span text:style-name="T10">except sqlite.DatabaseError:</text:span></text:p>
            <text:p text:style-name="P20"><text:span text:style-name="T10"><text:s text:c="4"/></text:span><text:span text:style-name="T10">con.rollback()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2"><text:span text:style-name="T18">Roll back changes when an error occured, in order to keep your database consistent!</text:span></text:p>
          </draw:text-box>
        </draw:frame>
        <presentation:notes draw:style-name="dp2">
          <draw:page-thumbnail draw:style-name="gr1" draw:layer="layout" svg:width="18.275cm" svg:height="7.269cm" svg:x="4.862cm" svg:y="2.017cm" draw:page-number="16" presentation:class="page"/>
          <draw:frame presentation:style-name="pr5" draw:text-style-name="P1" draw:layer="layout" svg:width="19.357cm" svg:height="7.818cm" svg:x="4.332cm" svg:y="9.99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Be nice and clean up</text:p>
          </draw:text-box>
        </draw:frame>
        <draw:frame presentation:style-name="pr18" draw:text-style-name="P24" draw:layer="layout" svg:width="23.912cm" svg:height="13.231cm" svg:x="2.058cm" svg:y="5.838cm" presentation:class="subtitle">
          <draw:text-box>
            <text:p text:style-name="P2"><text:span text:style-name="T6">cur.close()</text:span></text:p>
            <text:p text:style-name="P2"><text:span text:style-name="T6">con.close()</text:span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>You should close cursors and connections that you no longer use. Only close the connection when you've closed all cursors you created from it!</text:span></text:p>
          </draw:text-box>
        </draw:frame>
        <presentation:notes draw:style-name="dp2">
          <draw:page-thumbnail draw:style-name="gr1" draw:layer="layout" svg:width="18.275cm" svg:height="7.269cm" svg:x="4.862cm" svg:y="2.017cm" draw:page-number="17" presentation:class="page"/>
          <draw:frame presentation:style-name="pr5" draw:text-style-name="P1" draw:layer="layout" svg:width="19.357cm" svg:height="7.818cm" svg:x="4.332cm" svg:y="9.99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Conclusion</text:p>
          </draw:text-box>
        </draw:frame>
        <draw:frame presentation:style-name="pr18" draw:text-style-name="P25" draw:layer="layout" svg:width="23.912cm" svg:height="13.231cm" svg:x="2.058cm" svg:y="5.838cm" presentation:class="subtitle">
          <draw:text-box>
            <text:p text:style-name="P2"><text:span text:style-name="T19">That's it – I hope you've learnt something about using SQLite from Python using pysqlite 2.0!</text:span></text:p>
            <text:p text:style-name="P2"><text:span text:style-name="T19"/></text:p>
          </draw:text-box>
        </draw:frame>
        <presentation:notes draw:style-name="dp2">
          <draw:page-thumbnail draw:style-name="gr1" draw:layer="layout" svg:width="18.275cm" svg:height="7.269cm" svg:x="4.862cm" svg:y="2.017cm" draw:page-number="18" presentation:class="page"/>
          <draw:frame presentation:style-name="pr5" draw:text-style-name="P1" draw:layer="layout" svg:width="19.357cm" svg:height="7.818cm" svg:x="4.332cm" svg:y="9.99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Resources</text:p>
          </draw:text-box>
        </draw:frame>
        <draw:frame presentation:style-name="pr18" draw:text-style-name="P2" draw:layer="layout" svg:width="23.912cm" svg:height="13.231cm" svg:x="2.058cm" svg:y="5.838cm" presentation:class="subtitle">
          <draw:text-box>
            <text:p text:style-name="P2"/>
            <text:p text:style-name="P2">The Wiki on <text:a xlink:href="http://pysqlite.org/">http://pysqlite.org/</text:a></text:p>
            <text:p text:style-name="P2"/>
            <text:p text:style-name="P2">The pysqlite mailing list!</text:p>
            <text:p text:style-name="P2"/>
            <text:p text:style-name="P2"/>
            <text:p text:style-name="P2"/>
            <text:p text:style-name="P2">For how SQLite works and the SQL it supports: <text:a xlink:href="http://sqlite.org/">http://sqlite.org/</text:a></text:p>
          </draw:text-box>
        </draw:frame>
        <presentation:notes draw:style-name="dp2">
          <draw:page-thumbnail draw:style-name="gr1" draw:layer="layout" svg:width="18.275cm" svg:height="7.269cm" svg:x="4.862cm" svg:y="2.017cm" draw:page-number="19" presentation:class="page"/>
          <draw:frame presentation:style-name="pr5" draw:text-style-name="P1" draw:layer="layout" svg:width="19.357cm" svg:height="7.818cm" svg:x="4.332cm" svg:y="9.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8cm" fo:page-height="21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0000" fo:font-family="Arial" style:font-family-generic="swiss" style:font-pitch="variable" fo:font-size="18pt" fo:font-weight="bold"/>
    </style:style>
    <style:style style:name="T3" style:family="text">
      <style:text-properties fo:font-family="Arial" style:font-family-generic="swiss" style:font-pitch="variable" fo:font-size="18pt" fo:font-weight="bold"/>
    </style:style>
    <style:style style:name="T4" style:family="text">
      <style:text-properties fo:font-family="Arial" style:font-family-generic="swiss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1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5" draw:layer="backgroundobjects" svg:width="26.875cm" svg:height="15.74cm" svg:x="1.124cm" svg:y="5.259cm">
        <text:p text:style-name="P1"/>
      </draw:rect>
      <draw:frame presentation:style-name="lyt-cool-title" draw:layer="backgroundobjects" svg:width="23.912cm" svg:height="3.507cm" svg:x="2.058cm" svg:y="1.543cm" presentation:class="title" presentation:placeholder="true" presentation:user-transformed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 presentation:user-transformed="true">
        <draw:text-box/>
      </draw:frame>
      <draw:rect presentation:style-name="pr2" draw:text-style-name="P5" draw:layer="backgroundobjects" svg:width="0.505cm" svg:height="2.552cm" svg:x="0cm" svg:y="0cm">
        <text:p text:style-name="P1"/>
      </draw:rect>
      <draw:rect presentation:style-name="pr2" draw:text-style-name="P5" draw:layer="backgroundobjects" svg:width="0.505cm" svg:height="2.552cm" svg:x="0cm" svg:y="6.615cm">
        <text:p text:style-name="P1"/>
      </draw:rect>
      <draw:rect presentation:style-name="pr2" draw:text-style-name="P5" draw:layer="backgroundobjects" svg:width="0.505cm" svg:height="2.552cm" svg:x="0cm" svg:y="3.246cm">
        <text:p text:style-name="P1"/>
      </draw:rect>
      <draw:rect presentation:style-name="pr3" draw:text-style-name="P6" draw:layer="backgroundobjects" svg:width="27cm" svg:height="1cm" svg:x="1cm" svg:y="0cm">
        <text:p text:style-name="P6"><text:span text:style-name="T2">pysqlite</text:span><text:span text:style-name="T3"> - A small, simple and fast database engine for your Python applications.</text:span> </text:p>
      </draw:rect>
      <draw:rect presentation:style-name="pr3" draw:text-style-name="P6" draw:layer="backgroundobjects" svg:width="23cm" svg:height="1cm" svg:x="2.5cm" svg:y="20cm">
        <text:p text:style-name="P6"><text:span text:style-name="T4">Gerhard Häring </text:span><text:span text:style-name="T4"><text:a xlink:href="mailto:gh@ghaering.de">gh@ghaering.de</text:a></text:span><text:span text:style-name="T4"> - Python, Web- and database development.</text:span></text:p>
      </draw:rect>
      <presentation:notes style:page-layout-name="PM2">
        <draw:page-thumbnail presentation:style-name="lyt-cool-title" draw:layer="backgroundobjects" svg:width="18.275cm" svg:height="7.269cm" svg:x="4.862cm" svg:y="2.017cm" presentation:class="page"/>
        <draw:frame presentation:style-name="lyt-cool-notes" draw:layer="backgroundobjects" svg:width="19.357cm" svg:height="8.068cm" svg:x="4.332cm" svg:y="9.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5$Win32 OpenOffice.org_project/680m95$Build-8900</meta:generator>
    <dc:title>Introduction to pysqlite</dc:title>
    <dc:subject>pysqlite 2.0</dc:subject>
    <meta:initial-creator>Gerhard Häring</meta:initial-creator>
    <meta:creation-date>2005-04-28T15:59:15</meta:creation-date>
    <dc:creator>Gerhard Häring</dc:creator>
    <dc:date>2005-04-29T00:18:41</dc:date>
    <meta:keyword>pysqlite SQLite embedded database engine Python</meta:keyword>
    <dc:language>en-US</dc:language>
    <meta:editing-cycles>83</meta:editing-cycles>
    <meta:editing-duration>PT3H8M20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